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831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7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2.8cm">
          <text:p/>
        </draw:line>
        <draw:frame draw:style-name="gr3" draw:text-style-name="P5" draw:layer="layout" svg:width="5.08cm" svg:height="7.835cm" svg:x="0.203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elete</text:span></text:p>
            <text:p text:style-name="P4"><text:span text:style-name="T2">dimension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  <text:p text:style-name="P4"><text:span text:style-name="T2">items</text:span></text:p>
            <text:p text:style-name="P4"><text:span text:style-name="T2">Last</text:span></text:p>
            <text:p text:style-name="P4"><text:span text:style-name="T2">lastItem</text:span></text:p>
          </draw:text-box>
        </draw:frame>
        <draw:line draw:style-name="gr2" draw:text-style-name="P3" draw:layer="layout" svg:x1="10.26cm" svg:y1="12.8cm" svg:x2="0.1cm" svg:y2="12.8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5" draw:text-style-name="P5" draw:layer="layout" svg:width="5.08cm" svg:height="7.361cm" svg:x="5.18cm" svg:y="4.545cm">
          <draw:text-box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ize</text:span></text:p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supplier</text:span></text:p>
            <text:p text:style-name="P4"><text:span text:style-name="T2">toString</text:span></text:p>
          </draw:text-box>
        </draw:frame>
        <draw:line draw:style-name="gr2" draw:text-style-name="P3" draw:layer="layout" svg:x1="5.18cm" svg:y1="12.8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12.8cm" svg:x2="10.26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cm" fo:margin-left="0.1cm" fo:margin-right="0.1cm" fo:page-width="10.363cm" fo:page-height="12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2-08-24T20:49:16.67</dc:date>
    <dc:language>en-US</dc:language>
    <meta:editing-cycles>19</meta:editing-cycles>
    <meta:editing-duration>PT1H49M14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